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9056F056E69A258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Courier New" svg:font-family="'Courier New'"/>
    <style:font-face style:name="Mangal1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/>
    </style:style>
    <style:style style:name="P4" style:family="paragraph">
      <loext:graphic-properties draw:fill="none" draw:fill-color="#ffffff"/>
      <style:paragraph-properties style:text-autospace="none"/>
    </style:style>
    <style:style style:name="P5" style:family="paragraph">
      <style:paragraph-properties fo:margin-left="0cm" fo:margin-right="0cm" fo:margin-top="0cm" fo:margin-bottom="0.405cm" fo:text-indent="0cm"/>
    </style:style>
    <style:style style:name="T1" style:family="text">
      <style:text-properties fo:color="#808000" style:font-name="Courier New" fo:font-size="9pt" style:font-name-asian="Courier New" style:font-size-asian="9pt" style:font-name-complex="Courier New" style:font-size-complex="9pt"/>
    </style:style>
    <style:style style:name="T2" style:family="text">
      <style:text-properties fo:color="#00008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3" style:family="text"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T4" style:family="text">
      <style:text-properties fo:color="#660e7a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T5" style:family="text">
      <style:text-properties fo:color="#808000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6" style:family="text">
      <style:text-properties fo:color="#000080" style:text-outline="false" style:text-line-through-style="none" style:text-line-through-type="none" style:font-name="Courier New" fo:font-size="9pt" fo:font-style="normal" fo:text-shadow="none" style:text-underline-style="none" fo:font-weight="bold" style:letter-kerning="true" style:font-name-asian="Courier New" style:font-size-asian="9pt" style:font-weight-asian="bold" style:font-name-complex="Courier New" style:font-size-complex="9pt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8" style:family="text">
      <style:text-properties fo:color="#660e7a" style:text-outline="false" style:text-line-through-style="none" style:text-line-through-type="none" style:font-name="Courier New" fo:font-size="9pt" fo:font-style="normal" fo:text-shadow="none" style:text-underline-style="none" fo:font-weight="bold" style:letter-kerning="true" style:font-name-asian="Courier New" style:font-size-asian="9pt" style:font-weight-asian="bold" style:font-name-complex="Courier New" style:font-size-complex="9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Courier New" fo:font-size="9pt" fo:text-shadow="none" style:text-underline-style="none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1" style:family="text">
      <style:text-properties fo:color="#000080" style:text-outline="false" style:text-line-through-style="none" style:text-line-through-type="none" style:font-name="Courier New" fo:font-size="9pt" fo:text-shadow="none" style:text-underline-style="none" fo:font-weight="bold" style:letter-kerning="true" style:font-name-asian="Courier New" style:font-size-asian="9pt" style:font-weight-asian="bold" style:font-name-complex="Courier New" style:font-size-complex="9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ourier New" fo:font-size="9pt" fo:font-style="italic" fo:text-shadow="none" style:text-underline-style="none" style:letter-kerning="true" style:font-name-asian="Courier New" style:font-size-asian="9pt" style:font-style-asian="italic" style:font-name-complex="Courier New" style:font-size-complex="9pt" style:font-style-complex="italic" style:text-emphasize="none" style:font-relief="none" style:text-overline-style="none" style:text-overline-color="font-color"/>
    </style:style>
    <style:style style:name="T13" style:family="text">
      <style:text-properties fo:color="#660e7a" style:text-outline="false" style:text-line-through-style="none" style:text-line-through-type="none" style:font-name="Courier New" fo:font-size="9pt" fo:font-style="italic" fo:text-shadow="none" style:text-underline-style="none" fo:font-weight="bold" style:letter-kerning="true" style:font-name-asian="Courier New" style:font-size-asian="9pt" style:font-style-asian="italic" style:font-weight-asian="bold" style:font-name-complex="Courier New" style:font-size-complex="9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20999d" style:text-outline="false" style:text-line-through-style="none" style:text-line-through-type="none" style:font-name="Courier New" fo:font-size="9pt" fo:text-shadow="none" style:text-underline-style="none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5" style:family="text">
      <style:text-properties fo:color="#20999d" style:text-outline="false" style:text-line-through-style="none" style:text-line-through-type="none" style:font-name="Courier New" fo:font-size="9pt" fo:font-style="normal" fo:text-shadow="none" style:text-underline-style="none" style:letter-kerning="true" style:font-name-asian="Courier New" style:font-size-asian="9pt" style:font-name-complex="Courier New" style:font-size-complex="9pt" style:text-emphasize="none" style:font-relief="none" style:text-overline-style="none" style:text-overline-color="font-color"/>
    </style:style>
    <style:style style:name="T16" style:family="text">
      <style:text-properties fo:color="#008000" style:text-outline="false" style:text-line-through-style="none" style:text-line-through-type="none" style:font-name="Courier New" fo:font-size="9pt" fo:font-style="normal" fo:text-shadow="none" style:text-underline-style="none" fo:font-weight="bold" style:letter-kerning="true" style:font-name-asian="Courier New" style:font-size-asian="9pt" style:font-weight-asian="bold" style:font-name-complex="Courier New" style:font-size-complex="9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Parsarea fișierelor XML folosind Java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Limbajul Java are deja in specificația sa o infrastructură pentru procesarea fișierelor XML.</text:p>
            <text:p>Acesta este JAXB</text:p>
            <text:p>Java Architecture for XML Binding 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ât de mult cod trebuie scris 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Nu mult !</text:p>
              </text:list-item>
              <text:list-item>
                <text:p>Fiecare element, atribut și valoare pot fi </text:p>
                <text:p>definite cu ajutorul adnotărilor specifice ale </text:p>
                <text:p>JAXB-ului</text:p>
              </text:list-item>
              <text:list-item>
                <text:p>Fiecare adnotare folosește doar o linie în plus </text:p>
                <text:p>în cod</text:p>
                <text:p><text:s/></text:p>
              </text:list-item>
            </text:list>
          </draw:text-box>
        </draw:frame>
        <draw:frame draw:style-name="gr2" draw:text-style-name="P2" draw:layer="layout" svg:width="5.08cm" svg:height="3.491cm" svg:x="21.082cm" svg:y="4.064cm">
          <draw:text-box>
            <text:p><text:span text:style-name="T1">@XmlRootElement </text:span><text:span text:style-name="T1"><text:line-break/></text:span><text:span text:style-name="T2">public class </text:span><text:span text:style-name="T3">Customer { </text:span><text:span text:style-name="T3"><text:line-break/></text:span><text:span text:style-name="T3"> <text:s text:c="3"/></text:span><text:span text:style-name="T1">@XmlAttribute </text:span><text:span text:style-name="T1"><text:line-break/></text:span><text:span text:style-name="T1"> <text:s text:c="3"/></text:span><text:span text:style-name="T3">String </text:span><text:span text:style-name="T4">name</text:span><text:span text:style-name="T3">; </text:span><text:span text:style-name="T3"><text:line-break/></text:span><text:span text:style-name="T3"> <text:s text:c="3"/></text:span><text:span text:style-name="T1">@XmlElement </text:span><text:span text:style-name="T1"><text:line-break/></text:span><text:span text:style-name="T1"> <text:s text:c="3"/></text:span><text:span text:style-name="T2">int </text:span><text:span text:style-name="T4">age</text:span><text:span text:style-name="T3">; </text:span><text:span text:style-name="T3"><text:line-break/></text:span><text:span text:style-name="T3"> <text:s text:c="3"/></text:span><text:span text:style-name="T1">@XmlElement </text:span><text:span text:style-name="T1"><text:line-break/></text:span><text:span text:style-name="T1"> <text:s text:c="3"/></text:span><text:span text:style-name="T2">int </text:span><text:span text:style-name="T4">id</text:span><text:span text:style-name="T3">; </text:span><text:span text:style-name="T3"><text:line-break/></text:span><text:span text:style-name="T3">}</text:span></text:p>
          </draw:text-box>
        </draw:frame>
        <draw:frame draw:style-name="gr3" draw:text-style-name="P4" draw:layer="layout" svg:width="6.604cm" svg:height="5.291cm" svg:x="21.082cm" svg:y="8.382cm">
          <draw:text-box>
            <text:p text:style-name="P3"><text:span text:style-name="T5">@XmlRootElement</text:span><text:span text:style-name="T5"><text:line-break/></text:span><text:span text:style-name="T6">class </text:span><text:span text:style-name="T7">Teacher{</text:span><text:span text:style-name="T7"><text:line-break/></text:span><text:span text:style-name="T7"> <text:s text:c="3"/></text:span><text:span text:style-name="T5">@XmlAttribute</text:span><text:span text:style-name="T5"><text:line-break/></text:span><text:span text:style-name="T5"> <text:s text:c="3"/></text:span><text:span text:style-name="T7">String </text:span><text:span text:style-name="T8">name</text:span><text:span text:style-name="T7">;</text:span><text:span text:style-name="T7"><text:line-break/></text:span><text:span text:style-name="T7"> <text:s text:c="3"/></text:span><text:span text:style-name="T5">@XmlElement</text:span><text:span text:style-name="T5"><text:line-break/></text:span><text:span text:style-name="T5"> <text:s text:c="3"/></text:span><text:span text:style-name="T7">ArrayList&lt;Student&gt; </text:span><text:span text:style-name="T8">student</text:span><text:span text:style-name="T7">;</text:span><text:span text:style-name="T7"><text:line-break/></text:span><text:span text:style-name="T7">}</text:span><text:span text:style-name="T7"><text:line-break/></text:span><text:span text:style-name="T7"><text:line-break/></text:span><text:span text:style-name="T5">@XmlRootElement</text:span><text:span text:style-name="T5"><text:line-break/></text:span><text:span text:style-name="T6">class </text:span><text:span text:style-name="T7">Student{</text:span><text:span text:style-name="T7"><text:line-break/></text:span><text:span text:style-name="T7"> <text:s text:c="3"/></text:span><text:span text:style-name="T5">@XmlAttribute</text:span><text:span text:style-name="T5"><text:line-break/></text:span><text:span text:style-name="T5"> <text:s text:c="3"/></text:span><text:span text:style-name="T7">String </text:span><text:span text:style-name="T8">name</text:span><text:span text:style-name="T9">;</text:span><text:span text:style-name="T9"><text:line-break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um se face conversia din Java în XML 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e creează o instanță de obiect JAXBContext pentru elementul pe care dorești să îl parsezi</text:p>
              </text:list-item>
              <text:list-item>
                <text:p>Apoi se creează un obiect de tip Marshaller</text:p>
              </text:list-item>
              <text:list-item>
                <text:p>Apoi se apelează metoda marshal cu obiectul pe care dorim să îl parsăm, și destinația ei</text:p>
              </text:list-item>
            </text:list>
          </draw:text-box>
        </draw:frame>
        <draw:frame draw:style-name="gr4" draw:text-style-name="P4" draw:layer="layout" svg:width="20.828cm" svg:height="3.491cm" svg:x="3.302cm" svg:y="9.971cm">
          <draw:text-box>
            <text:p text:style-name="P3"><text:span text:style-name="T10">File file = </text:span><text:span text:style-name="T11">new </text:span><text:span text:style-name="T10">File(filePath);</text:span><text:span text:style-name="T10"><text:line-break/></text:span><text:span text:style-name="T11">try </text:span><text:span text:style-name="T10">{</text:span><text:span text:style-name="T10"><text:line-break/></text:span><text:span text:style-name="T10"> <text:s text:c="3"/>JAXBContext jaxbContext = JAXBContext.</text:span><text:span text:style-name="T12">newInstance</text:span><text:span text:style-name="T10">(o.getClass());</text:span><text:span text:style-name="T10"><text:line-break/></text:span><text:span text:style-name="T10"> <text:s text:c="3"/>Marshaller jaxbMarshaller = jaxbContext.createMarshaller();</text:span><text:span text:style-name="T10"><text:line-break/></text:span><text:span text:style-name="T10"> <text:s text:c="3"/>jaxbMarshaller.setProperty(Marshaller.</text:span><text:span text:style-name="T13">JAXB_FORMATTED_OUTPUT</text:span><text:span text:style-name="T7">,</text:span><text:span text:style-name="T6">true</text:span><text:span text:style-name="T7">);</text:span><text:span text:style-name="T7"><text:line-break/></text:span><text:span text:style-name="T7"> <text:s text:c="3"/>jaxbMarshaller.marshal(o,file);</text:span><text:span text:style-name="T7"><text:line-break/></text:span><text:span text:style-name="T7">} </text:span><text:span text:style-name="T6">catch </text:span><text:span text:style-name="T9">(JAXBException e) {</text:span><text:span text:style-name="T9"><text:line-break/></text:span><text:span text:style-name="T9"> <text:s text:c="3"/>e.printStackTrace();</text:span><text:span text:style-name="T9"><text:line-break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um se face conversia din XML în Java 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 text:style-name="P5">Se creează o instanță de obiect JAXBContext pentru elementul pe care dorești să îl parsezi</text:p>
              </text:list-item>
              <text:list-item>
                <text:p text:style-name="P5">Apoi se creează un obiect de tip Marshaller</text:p>
              </text:list-item>
              <text:list-item>
                <text:p text:style-name="P5">Apoi se apelează metoda marshal cu obiectul pe care dorim să îl parsăm, și destinația ei</text:p>
              </text:list-item>
            </text:list>
          </draw:text-box>
        </draw:frame>
        <draw:frame draw:style-name="gr5" draw:text-style-name="P2" draw:layer="layout" svg:width="15.494cm" svg:height="4.211cm" svg:x="3.302cm" svg:y="10.16cm">
          <draw:text-box>
            <text:p text:style-name="P3"><text:span text:style-name="T11">private static </text:span><text:span text:style-name="T10">&lt;</text:span><text:span text:style-name="T14">T</text:span><text:span text:style-name="T10">&gt; </text:span><text:span text:style-name="T14">T </text:span><text:span text:style-name="T10">parseFromFile(Class&lt;</text:span><text:span text:style-name="T14">T</text:span><text:span text:style-name="T10">&gt; cl, String filePath){</text:span><text:span text:style-name="T10"><text:line-break/></text:span><text:span text:style-name="T10"> <text:s text:c="3"/></text:span><text:span text:style-name="T14">T </text:span><text:span text:style-name="T10">object = </text:span><text:span text:style-name="T11">null</text:span><text:span text:style-name="T10">;</text:span><text:span text:style-name="T10"><text:line-break/></text:span><text:span text:style-name="T10"> <text:s text:c="3"/></text:span><text:span text:style-name="T11">try </text:span><text:span text:style-name="T10">{</text:span><text:span text:style-name="T10"><text:line-break/></text:span><text:span text:style-name="T10"> <text:s text:c="7"/>JAXBContext context = JAXBContext.</text:span><text:span text:style-name="T12">newInstance</text:span><text:span text:style-name="T7">(cl);</text:span><text:span text:style-name="T7"><text:line-break/></text:span><text:span text:style-name="T7"> <text:s text:c="7"/>Unmarshaller unmarshaller = context.createUnmarshaller();</text:span><text:span text:style-name="T7"><text:line-break/></text:span><text:span text:style-name="T7"> <text:s text:c="7"/>object = (</text:span><text:span text:style-name="T15">T</text:span><text:span text:style-name="T7">) unmarshaller.unmarshal(</text:span><text:span text:style-name="T6">new </text:span><text:span text:style-name="T7">File(filePath));</text:span><text:span text:style-name="T7"><text:line-break/></text:span><text:span text:style-name="T7"> <text:s text:c="3"/>} </text:span><text:span text:style-name="T6">catch </text:span><text:span text:style-name="T7">(JAXBException e) {</text:span><text:span text:style-name="T7"><text:line-break/></text:span><text:span text:style-name="T7"> <text:s text:c="7"/>e.printStackTrace();</text:span><text:span text:style-name="T7"><text:line-break/></text:span><text:span text:style-name="T7"> <text:s text:c="3"/>}</text:span><text:span text:style-name="T7"><text:line-break/></text:span><text:span text:style-name="T7"> <text:s text:c="3"/></text:span><text:span text:style-name="T6">return </text:span><text:span text:style-name="T9">object;</text:span><text:span text:style-name="T9"><text:line-break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>Cum definesc nume care nu au forma implicită de camel-casing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5" draw:text-style-name="P2" draw:layer="layout" svg:width="7.874cm" svg:height="7.451cm" svg:x="9.906cm" svg:y="4.741cm">
          <draw:text-box>
            <text:p text:style-name="P3"><text:span text:style-name="T5">@XmlRootElement</text:span><text:span text:style-name="T5"><text:line-break/></text:span><text:span text:style-name="T6">class </text:span><text:span text:style-name="T7">Teacher{</text:span><text:span text:style-name="T7"><text:line-break/></text:span><text:span text:style-name="T7"> <text:s text:c="3"/></text:span><text:span text:style-name="T5">@XmlAttribute</text:span><text:span text:style-name="T5"><text:line-break/></text:span><text:span text:style-name="T5"> <text:s text:c="3"/></text:span><text:span text:style-name="T7">String </text:span><text:span text:style-name="T8">name</text:span><text:span text:style-name="T7">;</text:span><text:span text:style-name="T7"><text:line-break/></text:span><text:span text:style-name="T7"> <text:s text:c="3"/></text:span><text:span text:style-name="T5">@XmlElement</text:span><text:span text:style-name="T7">(name=</text:span><text:span text:style-name="T16">"class"</text:span><text:span text:style-name="T7">)</text:span><text:span text:style-name="T7"><text:line-break/></text:span><text:span text:style-name="T7"> <text:s text:c="3"/>ClassElement </text:span><text:span text:style-name="T8">classElement</text:span><text:span text:style-name="T7">;</text:span><text:span text:style-name="T7"><text:line-break/></text:span><text:span text:style-name="T7">}</text:span><text:span text:style-name="T7"><text:line-break/></text:span><text:span text:style-name="T5">@XmlRootElement</text:span><text:span text:style-name="T7">(name=</text:span><text:span text:style-name="T16">"class"</text:span><text:span text:style-name="T7">)</text:span><text:span text:style-name="T7"><text:line-break/></text:span><text:span text:style-name="T6">class </text:span><text:span text:style-name="T7">ClassElement{</text:span><text:span text:style-name="T7"><text:line-break/></text:span><text:span text:style-name="T7"> <text:s text:c="3"/></text:span><text:span text:style-name="T5">@XmlAttribute</text:span><text:span text:style-name="T5"><text:line-break/></text:span><text:span text:style-name="T5"> <text:s text:c="3"/></text:span><text:span text:style-name="T7">String </text:span><text:span text:style-name="T8">name</text:span><text:span text:style-name="T7">;</text:span><text:span text:style-name="T7"><text:line-break/></text:span><text:span text:style-name="T7"> <text:s text:c="3"/></text:span><text:span text:style-name="T5">@XmlElement</text:span><text:span text:style-name="T7">(name=</text:span><text:span text:style-name="T16">"Student"</text:span><text:span text:style-name="T7">)</text:span><text:span text:style-name="T7"><text:line-break/></text:span><text:span text:style-name="T7"> <text:s text:c="3"/>Student </text:span><text:span text:style-name="T8">student</text:span><text:span text:style-name="T7">;</text:span><text:span text:style-name="T7"><text:line-break/></text:span><text:span text:style-name="T7">}</text:span><text:span text:style-name="T7"><text:line-break/></text:span><text:span text:style-name="T7"><text:line-break/></text:span><text:span text:style-name="T5">@XmlRootElement</text:span><text:span text:style-name="T7">(name=</text:span><text:span text:style-name="T16">"Student"</text:span><text:span text:style-name="T7">)</text:span><text:span text:style-name="T7"><text:line-break/></text:span><text:span text:style-name="T6">class </text:span><text:span text:style-name="T7">Student{</text:span><text:span text:style-name="T7"><text:line-break/></text:span><text:span text:style-name="T7"> <text:s text:c="3"/></text:span><text:span text:style-name="T5">@XmlAttribute</text:span><text:span text:style-name="T5"><text:line-break/></text:span><text:span text:style-name="T5"> <text:s text:c="3"/></text:span><text:span text:style-name="T7">String </text:span><text:span text:style-name="T8">name</text:span><text:span text:style-name="T9">;</text:span><text:span text:style-name="T9"><text:line-break/></text:span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Courier New" svg:font-family="'Courier New'"/>
    <style:font-face style:name="Mangal1" svg:font-family="Mangal"/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Mangal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Mangal" style:font-family-asian="Mang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1.5pt" fo:font-weight="bold" style:font-name-asian="Mangal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.5pt" fo:font-style="italic" fo:font-weight="bold" style:font-name-asian="Mangal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weight="bold" style:font-name-asian="Mangal" style:font-family-asian="Mang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1pt" fo:font-style="italic" fo:font-weight="bold" style:font-name-asian="Mangal" style:font-family-asian="Mang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0.5pt" fo:font-weight="bold" style:font-name-asian="Mangal" style:font-family-asian="Mangal" style:font-pitch-asian="variable" style:font-size-asian="10.5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3" fo:font-family="'Liberation Sans', Arial" style:font-family-generic="swiss" style:font-pitch="variable" fo:font-size="10.5pt" fo:font-weight="bold" style:font-name-asian="Mangal" style:font-family-asian="Mangal" style:font-pitch-asian="variable" style:font-size-asian="10.5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Figura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Mangal1" style:font-family-asian="Mangal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angal" style:font-family-asian="Mangal" style:font-pitch-asian="variable" style:font-size-asian="16pt" style:font-weight-asian="bold" style:font-weight-complex="bold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21:51:06.250000000</meta:creation-date>
    <meta:editing-duration>PT40M4S</meta:editing-duration>
    <meta:editing-cycles>11</meta:editing-cycles>
    <meta:generator>LibreOffice/6.0.2.1$Windows_X86_64 LibreOffice_project/f7f06a8f319e4b62f9bc5095aa112a65d2f3ac89</meta:generator>
    <dc:title>Bright Blue</dc:title>
    <dc:date>2018-03-18T23:23:57.333000000</dc:date>
    <meta:document-statistic meta:object-count="47"/>
  </office:meta>
</office:document-meta>
</file>